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30000031AAA2CF337CBFD01D0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528cm, 1.563cm, 15.741cm, 1.17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9.557cm" svg:height="3.2cm" svg:x="0.05cm" svg:y="0.05cm">
          <draw:image xlink:href="Pictures/10000000000004630000031AAA2CF337CBFD01D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solid" draw:stroke-dash="Dash_20_Dot_20_1" svg:stroke-color="#999999" draw:fill="solid" draw:fill-color="#dee7e5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3T15:12:32.499000000</dc:date>
    <meta:editing-duration>PT6M12S</meta:editing-duration>
    <meta:editing-cycles>2</meta:editing-cycles>
    <meta:generator>LibreOffice/7.3.2.2$Windows_X86_64 LibreOffice_project/49f2b1bff42cfccbd8f788c8dc32c1c309559be0</meta:generator>
    <meta:document-statistic meta:object-count="1"/>
  </office:meta>
</office:document-meta>
</file>